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ia" svg:font-family="Cambia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38.1mm"/>
    </style:style>
    <style:style style:name="co3" style:family="table-column">
      <style:table-column-properties fo:break-before="auto" style:column-width="62.18mm"/>
    </style:style>
    <style:style style:name="co4" style:family="table-column">
      <style:table-column-properties fo:break-before="auto" style:column-width="45.51mm"/>
    </style:style>
    <style:style style:name="co5" style:family="table-column">
      <style:table-column-properties fo:break-before="auto" style:column-width="289.45mm"/>
    </style:style>
    <style:style style:name="co6" style:family="table-column">
      <style:table-column-properties fo:break-before="auto" style:column-width="31.75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27mm" fo:break-before="auto" style:use-optimal-row-height="true"/>
    </style:style>
    <style:style style:name="ro7" style:family="table-row">
      <style:table-row-properties style:row-height="14.73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5.54mm" fo:break-before="auto" style:use-optimal-row-height="true"/>
    </style:style>
    <style:style style:name="ro10" style:family="table-row">
      <style:table-row-properties style:row-height="4.52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cccccc" fo:border="0.06pt solid #000000" style:vertical-align="bottom"/>
    </style:style>
    <style:style style:name="ce5" style:family="table-cell" style:parent-style-name="Default" style:data-style-name="N108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ext-properties style:font-name="Cambia" fo:font-size="11pt" style:font-size-asian="11pt" style:font-size-complex="11pt"/>
    </style:style>
    <style:style style:name="ce8" style:family="table-cell" style:parent-style-name="Default" style:data-style-name="N11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8">
      <style:table-cell-properties fo:background-color="#cccccc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column table:style-name="co6" table:number-columns-repeated="100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5X45mm T-Slot: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45x45 T-Slot 180mm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USD" office:value="4.55" calcext:value-type="currency">
            <text:p>$4.55</text:p>
          </table:table-cell>
          <table:table-cell table:style-name="ce5" table:formula="of:=[.B3]*[.C3]" office:value-type="currency" office:currency="USD" office:value="9.1" calcext:value-type="currency">
            <text:p>$9.10</text:p>
          </table:table-cell>
          <table:table-cell/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45x45 T-Slot 213mm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USD" office:value="5.4" calcext:value-type="currency">
            <text:p>$5.40</text:p>
          </table:table-cell>
          <table:table-cell table:style-name="ce5" table:formula="of:=[.B4]*[.C4]" office:value-type="currency" office:currency="USD" office:value="10.8" calcext:value-type="currency">
            <text:p>$10.80</text:p>
          </table:table-cell>
          <table:table-cell/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45x45 T-Slot 413mm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USD" office:value="10.5" calcext:value-type="currency">
            <text:p>$10.50</text:p>
          </table:table-cell>
          <table:table-cell table:style-name="ce5" table:formula="of:=[.B5]*[.C5]" office:value-type="currency" office:currency="USD" office:value="21" calcext:value-type="currency">
            <text:p>$21.00</text:p>
          </table:table-cell>
          <table:table-cell/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45x45 T-Slot 490mm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USD" office:value="12.4" calcext:value-type="currency">
            <text:p>$12.40</text:p>
          </table:table-cell>
          <table:table-cell table:style-name="ce5" table:formula="of:=[.B6]*[.C6]" office:value-type="currency" office:currency="USD" office:value="24.8" calcext:value-type="currency">
            <text:p>$24.80</text:p>
          </table:table-cell>
          <table:table-cell/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45x45 T-Slot 503mm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USD" office:value="12.75" calcext:value-type="currency">
            <text:p>$12.75</text:p>
          </table:table-cell>
          <table:table-cell table:style-name="ce5" table:formula="of:=[.B7]*[.C7]" office:value-type="currency" office:currency="USD" office:value="25.5" calcext:value-type="currency">
            <text:p>$25.50</text:p>
          </table:table-cell>
          <table:table-cell/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45x45 T-Slot 713mm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USD" office:value="18.05" calcext:value-type="currency">
            <text:p>$18.05</text:p>
          </table:table-cell>
          <table:table-cell table:style-name="ce5" table:formula="of:=[.B8]*[.C8]" office:value-type="currency" office:currency="USD" office:value="36.1" calcext:value-type="currency">
            <text:p>$36.10</text:p>
          </table:table-cell>
          <table:table-cell/>
          <table:table-cell table:style-name="ce2"/>
          <table:table-cell table:number-columns-repeated="1018"/>
        </table:table-row>
        <table:table-row table:style-name="ro4">
          <table:table-cell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3">
          <table:table-cell table:style-name="ce2" office:value-type="string" calcext:value-type="string">
            <text:p>M6 T-nut slot 10</text:p>
          </table:table-cell>
          <table:table-cell table:style-name="ce2" office:value-type="float" office:value="40" calcext:value-type="float">
            <text:p>40</text:p>
          </table:table-cell>
          <table:table-cell table:style-name="ce6"/>
          <table:table-cell table:style-name="ce5"/>
          <table:table-cell table:number-columns-repeated="1020"/>
        </table:table-row>
        <table:table-row table:style-name="ro3">
          <table:table-cell table:style-name="ce2" office:value-type="string" calcext:value-type="string">
            <text:p>M5 T-nut slot 10</text:p>
          </table:table-cell>
          <table:table-cell table:style-name="ce2" office:value-type="float" office:value="10" calcext:value-type="float">
            <text:p>10</text:p>
          </table:table-cell>
          <table:table-cell table:style-name="ce6"/>
          <table:table-cell table:style-name="ce5"/>
          <table:table-cell table:number-columns-repeated="1020"/>
        </table:table-row>
        <table:table-row table:style-name="ro5">
          <table:table-cell table:style-name="ce2" office:value-type="string" calcext:value-type="string">
            <text:p>Corner bracket + T-nut's and bolts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currency" office:currency="USD" office:value="1.38" calcext:value-type="currency">
            <text:p>$1.38</text:p>
          </table:table-cell>
          <table:table-cell table:style-name="ce5" table:formula="of:=[.B12]*[.C12]" office:value-type="currency" office:currency="USD" office:value="16.56" calcext:value-type="currency">
            <text:p>$16.56</text:p>
          </table:table-cell>
          <table:table-cell/>
          <table:table-cell table:style-name="ce2"/>
          <table:table-cell table:number-columns-repeated="1018"/>
        </table:table-row>
        <table:table-row table:style-name="ro4">
          <table:table-cell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6">
          <table:table-cell table:style-name="ce2" office:value-type="string" calcext:value-type="string">
            <text:p>200x230x10mm al-plat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5" table:formula="of:=[.B14]*[.C14]" office:value-type="currency" office:currency="USD" office:value="20" calcext:value-type="currency">
            <text:p>$20.00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350x250x10mm al-plat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currency" office:currency="USD" office:value="30" calcext:value-type="currency">
            <text:p>$30.00</text:p>
          </table:table-cell>
          <table:table-cell table:style-name="ce5" table:formula="of:=[.B15]*[.C15]" office:value-type="currency" office:currency="USD" office:value="30" calcext:value-type="currency">
            <text:p>$30.00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7">
          <table:table-cell table:style-name="ce2" office:value-type="string" calcext:value-type="string">
            <text:p>Hardened chrome-plated shafts (Total length):</text:p>
          </table:table-cell>
          <table:table-cell/>
          <table:table-cell table:style-name="ce6"/>
          <table:table-cell table:style-name="ce5"/>
          <table:table-cell table:number-columns-repeated="1020"/>
        </table:table-row>
        <table:table-row table:style-name="ro3">
          <table:table-cell table:style-name="ce2" office:value-type="string" calcext:value-type="string">
            <text:p>SFC16 (SBR16 300mm)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USD" office:value="24.75" calcext:value-type="currency">
            <text:p>$24.75</text:p>
          </table:table-cell>
          <table:table-cell table:style-name="ce5" table:formula="of:=[.B18]*[.C18]" office:value-type="currency" office:currency="USD" office:value="49.5" calcext:value-type="currency">
            <text:p>$49.50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SFC20 (SBR20 500mm)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USD" office:value="36.96" calcext:value-type="currency">
            <text:p>$36.96</text:p>
          </table:table-cell>
          <table:table-cell table:style-name="ce5" table:formula="of:=[.B19]*[.C19]" office:value-type="currency" office:currency="USD" office:value="73.92" calcext:value-type="currency">
            <text:p>$73.92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SFC2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USD" office:value="41.74" calcext:value-type="currency">
            <text:p>$41.74</text:p>
          </table:table-cell>
          <table:table-cell table:style-name="ce5" table:formula="of:=[.B20]*[.C20]" office:value-type="currency" office:currency="USD" office:value="83.48" calcext:value-type="currency">
            <text:p>$83.48</text:p>
          </table:table-cell>
          <table:table-cell table:style-name="ce2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3">
          <table:table-cell table:style-name="ce2" office:value-type="string" calcext:value-type="string">
            <text:p>SK20 Shaft Support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currency" office:currency="USD" office:value="9.95" calcext:value-type="currency">
            <text:p>$9.95</text:p>
          </table:table-cell>
          <table:table-cell table:style-name="ce5" table:formula="of:=[.B22]*[.C22]" office:value-type="currency" office:currency="USD" office:value="79.6" calcext:value-type="currency">
            <text:p>$79.60</text:p>
          </table:table-cell>
          <table:table-cell table:style-name="ce2"/>
          <table:table-cell table:style-name="ce11" office:value-type="string" calcext:value-type="string">
            <text:p><text:a xlink:href="http://www.ebay.com/itm/181028978193" xlink:type="simple">www.ebay.com/itm/181028978193</text:a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K16 Shaft Support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currency" office:currency="USD" office:value="7.49" calcext:value-type="currency">
            <text:p>$7.49</text:p>
          </table:table-cell>
          <table:table-cell table:style-name="ce5" table:formula="of:=[.B23]*[.C23]" office:value-type="currency" office:currency="USD" office:value="29.96" calcext:value-type="currency">
            <text:p>$29.96</text:p>
          </table:table-cell>
          <table:table-cell table:style-name="ce2"/>
          <table:table-cell table:style-name="ce11" office:value-type="string" calcext:value-type="string">
            <text:p><text:a xlink:href="http://www.ebay.com/itm/370411712526" xlink:type="simple">www.ebay.com/itm/370411712526</text:a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BR16LUU (SC16WUU)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USD" office:value="15.5" calcext:value-type="currency">
            <text:p>$15.50</text:p>
          </table:table-cell>
          <table:table-cell table:style-name="ce5" table:formula="of:=[.B24]*[.C24]" office:value-type="currency" office:currency="USD" office:value="31" calcext:value-type="currency">
            <text:p>$31.00</text:p>
          </table:table-cell>
          <table:table-cell table:style-name="ce2"/>
          <table:table-cell table:style-name="ce11" office:value-type="string" calcext:value-type="string">
            <text:p><text:a xlink:href="http://www.ebay.com/itm/171052051646" xlink:type="simple">www.ebay.com/itm/171052051646</text:a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BR20UU (SC20VUU)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currency" office:currency="USD" office:value="6.91" calcext:value-type="currency">
            <text:p>$6.91</text:p>
          </table:table-cell>
          <table:table-cell table:style-name="ce5" table:formula="of:=[.B25]*[.C25]" office:value-type="currency" office:currency="USD" office:value="55.28" calcext:value-type="currency">
            <text:p>$55.28</text:p>
          </table:table-cell>
          <table:table-cell table:style-name="ce2"/>
          <table:table-cell table:style-name="ce11" office:value-type="string" calcext:value-type="string">
            <text:p><text:a xlink:href="http://www.ebay.com/itm/281102885725" xlink:type="simple">www.ebay.com/itm/281102885725</text:a>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3">
          <table:table-cell table:style-name="ce2" office:value-type="string" calcext:value-type="string">
            <text:p>Ballscrews RM1605: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3">
          <table:table-cell table:style-name="ce2" office:value-type="string" calcext:value-type="string">
            <text:p>RM1605 300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USD" office:value="42.8" calcext:value-type="currency">
            <text:p>$42.80</text:p>
          </table:table-cell>
          <table:table-cell table:style-name="ce5" table:formula="of:=[.B28]*[.C28]" office:value-type="currency" office:currency="USD" office:value="42.8" calcext:value-type="currency">
            <text:p>$42.80</text:p>
          </table:table-cell>
          <table:table-cell table:style-name="ce2"/>
          <table:table-cell table:style-name="ce11" office:value-type="string" calcext:value-type="string">
            <text:p><text:a xlink:href="http://www.aliexpress.com/store/product/High-quality-1pcs-SFU1605-Rolled-C7-Ball-Screw-L300mm-1pcs-Ballnut-ends-machining/714447_639644460.html" xlink:type="simple">http://www.aliexpress.com/store/product/High-quality-1pcs-SFU1605-Rolled-C7-Ball-Screw-L300mm-1pcs-Ballnut-ends-machining/714447_639644460.html</text:a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RM1605 500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USD" office:value="52.3" calcext:value-type="currency">
            <text:p>$52.30</text:p>
          </table:table-cell>
          <table:table-cell table:style-name="ce5" table:formula="of:=[.B29]*[.C29]" office:value-type="currency" office:currency="USD" office:value="52.3" calcext:value-type="currency">
            <text:p>$52.30</text:p>
          </table:table-cell>
          <table:table-cell table:style-name="ce2"/>
          <table:table-cell table:style-name="ce11" office:value-type="string" calcext:value-type="string">
            <text:p><text:a xlink:href="http://www.aliexpress.com/store/product/1pcs-SFU1605-Ball-Screw-L500mm-1pcs-Ballnut-ends-machining/714447_648089331.html" xlink:type="simple">http://www.aliexpress.com/store/product/1pcs-SFU1605-Ball-Screw-L500mm-1pcs-Ballnut-ends-machining/714447_648089331.html</text:a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RM1605 800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USD" office:value="170.48" calcext:value-type="currency">
            <text:p>$170.48</text:p>
          </table:table-cell>
          <table:table-cell table:style-name="ce5" table:formula="of:=[.B30]*[.C30]" office:value-type="currency" office:currency="USD" office:value="170.48" calcext:value-type="currency">
            <text:p>$170.48</text:p>
          </table:table-cell>
          <table:table-cell table:style-name="ce2"/>
          <table:table-cell table:style-name="ce11" office:value-type="string" calcext:value-type="string">
            <text:p><text:a xlink:href="http://www.aliexpress.com/item/1pcs-SFU1605-Ball-Screw-L800mm-1pcs-Ballnut-ends-machining/648181573.html" xlink:type="simple">http://www.aliexpress.com/item/1pcs-SFU1605-Ball-Screw-L800mm-1pcs-Ballnut-ends-machining/648181573.html</text:a>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5">
          <table:table-cell table:style-name="ce2" office:value-type="string" calcext:value-type="string">
            <text:p>Sets BK/BF12 w/ locknuts and circlip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currency" office:currency="USD" office:value="47.42" calcext:value-type="currency">
            <text:p>$47.42</text:p>
          </table:table-cell>
          <table:table-cell table:style-name="ce5" table:formula="of:=[.B32]*[.C32]" office:value-type="currency" office:currency="USD" office:value="142.26" calcext:value-type="currency">
            <text:p>$142.26</text:p>
          </table:table-cell>
          <table:table-cell table:style-name="ce2"/>
          <table:table-cell table:style-name="ce11" office:value-type="string" calcext:value-type="string">
            <text:p><text:a xlink:href="http://www.ebay.com/itm/161242193610" xlink:type="simple">http://www.ebay.com/itm/161242193610</text:a>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3">
          <table:table-cell table:style-name="ce2" office:value-type="string" calcext:value-type="string">
            <text:p>Ball Nut Housing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currency" office:currency="USD" office:value="22.5" calcext:value-type="currency">
            <text:p>$22.50</text:p>
          </table:table-cell>
          <table:table-cell table:style-name="ce5" table:formula="of:=[.B34]*[.C34]" office:value-type="currency" office:currency="USD" office:value="67.5" calcext:value-type="currency">
            <text:p>$67.50</text:p>
          </table:table-cell>
          <table:table-cell table:style-name="ce2"/>
          <table:table-cell table:style-name="ce11" office:value-type="string" calcext:value-type="string">
            <text:p><text:a xlink:href="http://www.ebay.com/itm/111221109249" xlink:type="simple">http://www.ebay.com/itm/111221109249</text:a>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7">
          <table:table-cell table:style-name="ce2" office:value-type="string" calcext:value-type="string">
            <text:p>8mm X 8mm CNC Flexible Jaw Spider Plum Coupling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currency" office:currency="USD" office:value="25" calcext:value-type="currency">
            <text:p>$25.00</text:p>
          </table:table-cell>
          <table:table-cell table:style-name="ce5" office:value-type="currency" office:currency="USD" office:value="180" calcext:value-type="currency">
            <text:p>$180.00</text:p>
          </table:table-cell>
          <table:table-cell table:style-name="ce2"/>
          <table:table-cell table:style-name="ce11" office:value-type="string" calcext:value-type="string">
            <text:p><text:a xlink:href="http://www.ebay.com/itm/221277630019" xlink:type="simple">http://www.ebay.com/itm/221277630019</text:a>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Stepper Motor 18.9Kgcm 57BYGH76-401A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currency" office:currency="USD" office:value="44.88" calcext:value-type="currency">
            <text:p>$44.88</text:p>
          </table:table-cell>
          <table:table-cell table:style-name="ce5" office:value-type="currency" office:currency="USD" office:value="104.29" calcext:value-type="currency">
            <text:p>$104.29</text:p>
          </table:table-cell>
          <table:table-cell table:number-columns-repeated="1020"/>
        </table:table-row>
        <table:table-row table:style-name="ro8">
          <table:table-cell table:style-name="ce2" table:number-columns-repeated="2"/>
          <table:table-cell table:style-name="ce5" table:number-columns-repeated="2"/>
          <table:table-cell table:number-columns-repeated="1020"/>
        </table:table-row>
        <table:table-row table:style-name="ro3">
          <table:table-cell table:style-name="ce2" office:value-type="string" calcext:value-type="string">
            <text:p>DeWalt D26670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USD" office:value="99" calcext:value-type="currency">
            <text:p>$99.00</text:p>
          </table:table-cell>
          <table:table-cell table:style-name="ce5" table:formula="of:=[.B39]*[.C39]" office:value-type="currency" office:currency="USD" office:value="99" calcext:value-type="currency">
            <text:p>$99.00</text:p>
          </table:table-cell>
          <table:table-cell/>
          <table:table-cell office:value-type="string" calcext:value-type="string">
            <text:p>http://www.amazon.com/DEWALT-D26670-Laminate-Trim-Router/dp/B000HX6T28/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8"/>
          <table:table-cell table:style-name="ce5"/>
          <table:table-cell table:number-columns-repeated="1020"/>
        </table:table-row>
        <table:table-row table:style-name="ro5">
          <table:table-cell table:style-name="ce2" office:value-type="string" calcext:value-type="string">
            <text:p>6x mechanical limit switch</text:p>
          </table:table-cell>
          <table:table-cell/>
          <table:table-cell table:style-name="ce8" office:value-type="string" calcext:value-type="string">
            <text:p/>
            <text:p/>
          </table:table-cell>
          <table:table-cell table:style-name="ce6"/>
          <table:table-cell table:number-columns-repeated="1020"/>
        </table:table-row>
        <table:table-row table:style-name="ro5">
          <table:table-cell table:style-name="ce2" office:value-type="string" calcext:value-type="string">
            <text:p>2x line laser for laser crosshair </text:p>
          </table:table-cell>
          <table:table-cell/>
          <table:table-cell table:style-name="ce8"/>
          <table:table-cell table:style-name="ce5"/>
          <table:table-cell table:number-columns-repeated="1020"/>
        </table:table-row>
        <table:table-row table:style-name="ro8">
          <table:table-cell table:number-columns-repeated="2"/>
          <table:table-cell table:style-name="ce8"/>
          <table:table-cell table:style-name="ce5"/>
          <table:table-cell table:number-columns-repeated="1020"/>
        </table:table-row>
        <table:table-row table:style-name="ro5">
          <table:table-cell table:style-name="ce2" office:value-type="string" calcext:value-type="string">
            <text:p>4 Axis 3.5A CNC TB6560 Stepper Motor Drive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currency" office:value="52.99" calcext:value-type="currency">
            <text:p>RR$ 52.99</text:p>
          </table:table-cell>
          <table:table-cell table:style-name="ce5" office:value-type="currency" office:currency="USD" office:value="124.31" calcext:value-type="currency">
            <text:p>$124.31</text:p>
          </table:table-cell>
          <table:table-cell table:style-name="ce2"/>
          <table:table-cell table:style-name="ce11" office:value-type="string" calcext:value-type="string">
            <text:p><text:a xlink:href="http://www.ebay.com/itm/360828125175" xlink:type="simple">http://www.ebay.com/itm/360828125175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6"/>
          <table:table-cell table:number-columns-repeated="1020"/>
        </table:table-row>
        <table:table-row table:style-name="ro3">
          <table:table-cell table:style-name="ce2" office:value-type="string" calcext:value-type="string">
            <text:p>Motor Holder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currency" office:currency="BRL" office:value="9.8" calcext:value-type="currency">
            <text:p>R$ 9.80</text:p>
          </table:table-cell>
          <table:table-cell table:style-name="ce5" office:value-type="currency" office:currency="USD" office:value="73.5" calcext:value-type="currency">
            <text:p>$73.50</text:p>
          </table:table-cell>
          <table:table-cell/>
          <table:table-cell table:style-name="ce2"/>
          <table:table-cell table:number-columns-repeated="1018"/>
        </table:table-row>
        <table:table-row table:style-name="ro4" table:number-rows-repeated="4">
          <table:table-cell table:number-columns-repeated="3"/>
          <table:table-cell table:style-name="ce6"/>
          <table:table-cell table:number-columns-repeated="1020"/>
        </table:table-row>
        <table:table-row table:style-name="ro9">
          <table:table-cell table:style-name="ce3" office:value-type="string" calcext:value-type="string" table:number-columns-spanned="3" table:number-rows-spanned="1">
            <text:p>Total:</text:p>
          </table:table-cell>
          <table:covered-table-cell table:number-columns-repeated="2" table:style-name="ce4"/>
          <table:table-cell table:style-name="ce10" table:formula="of:=SUM([.D2:.D44])" office:value-type="currency" office:currency="USD" office:value="1579.54" calcext:value-type="currency">
            <text:p>$1,579.54</text:p>
          </table:table-cell>
          <table:table-cell table:number-columns-repeated="1020"/>
        </table:table-row>
        <table:table-row table:style-name="ro4" table:number-rows-repeated="104852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ia" svg:font-family="Cambia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">
      <number:text>RR</number:text>
      <number:currency-symbol/>
      <number:text> </number:text>
      <number:number number:decimal-places="2" loext:min-decimal-places="2" number:min-integer-digits="1" number:grouping="true"/>
    </number:currency-style>
    <number:number-style style:name="N114">
      <number:text>R$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5:35:46.216254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14T16:00:20.496328716</dc:date>
    <meta:editing-duration>PT3M31S</meta:editing-duration>
    <meta:editing-cycles>1</meta:editing-cycles>
    <meta:document-statistic meta:table-count="1" meta:cell-count="133" meta:object-count="0"/>
  </office:meta>
</office:document-meta>
</file>